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3BCBD1EB84117CD22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4882in" draw:z-index="0"><draw:image xlink:href="Pictures/100000010000072A000003BCBD1EB84117CD22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2:46:02.824514252</meta:creation-date>
    <dc:date>2024-05-22T22:47:06.149120330</dc:date>
    <meta:editing-duration>PT1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